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99"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cc0000" style:font-name="Courier" fo:font-size="12pt" style:font-name-asian="Courier" style:font-size-asian="12pt" style:font-name-complex="Courier" style:font-size-complex="12pt"/>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66ff" style:font-name="Courier" fo:font-size="12pt" style:font-name-asian="Courier" style:font-size-asian="12pt" style:font-name-complex="Courier" style:font-size-complex="12pt"/>
    </style:style>
    <style:style style:name="P6" style:family="paragraph" style:parent-style-name="Standard" style:master-page-name="PM2">
      <style:paragraph-properties fo:margin-left="0cm" fo:margin-right="0cm" fo:margin-top="0cm" fo:margin-bottom="0cm" loext:contextual-spacing="false" fo:line-height="100%" fo:text-align="start" style:justify-single-word="false" fo:text-indent="0cm" style:auto-text-indent="false" style:page-number="auto"/>
      <style:text-properties fo:color="#000000" style:font-name="Courier" fo:font-size="12pt"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9999cc"/>
    </style:style>
    <style:style style:name="T5" style:family="text">
      <style:text-properties fo:color="#000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10"/><text:span text:style-name="T3">-:Summary Of Chapter-2 [Meaningful Names]:-</text:span></text:p>
      <text:p text:style-name="P2"/>
      <text:p text:style-name="P3">* Use Intention-Revealing Names</text:p>
      <text:p text:style-name="P2"><text:s/>The name of a variable, function, or class should tell why it exists, what it does, and how it <text:s/>is used.</text:p>
      <text:p text:style-name="P4">Example:</text:p>
      <text:p text:style-name="P2">1.int d; // elapsed time in days</text:p>
      <text:p text:style-name="P2">2.int elapsedTimeInDays;</text:p>
      <text:p text:style-name="P2">Example1 reveals nothing, whereas Example2 evoke a sense of elapsed time in days.</text:p>
      <text:p text:style-name="P2"/>
      <text:p text:style-name="P3">* Avoid Disinformation</text:p>
      <text:p text:style-name="P2"><text:s/>Using inconsistent spellings is disinformation. Usage of lower-case L or uppercase O as variable names,especially in combination may create confusion to programmers because one and zero look almost entirely like alphabets l and O .</text:p>
      <text:p text:style-name="P2"/>
      <text:p text:style-name="P3">* Make Meaningful Distinctions</text:p>
      <text:p text:style-name="P2"><text:s/>Variable names should be meaningful.</text:p>
      <text:p text:style-name="P4">Example:</text:p>
      <text:p text:style-name="P2">1.If variable name is "Klass" and another variable name within the same scope is "class" and In any situation if spelling errors are corrected then it may leads to inability to compile.</text:p>
      <text:p text:style-name="P2">2.It is sufficient that the variable name is "Name" rather than the "NameString", because Name never takes floating point numbers.</text:p>
      <text:p text:style-name="P2"/>
      <text:p text:style-name="P3">* Use Pronounceable Names</text:p>
      <text:p text:style-name="P2"><text:s/>Pronounceable names are better to use because one should not find difficulty in discussing them.</text:p>
      <text:p text:style-name="P4">Example:</text:p>
      <text:p text:style-name="P2">1.private Date genymdhms;</text:p>
      <text:p text:style-name="P2">2.private Date generationTimeStamp;</text:p>
      <text:p text:style-name="P2">variable name used in example2 is easy to pronounce rather than the example1. </text:p>
      <text:p text:style-name="P2"><text:s/></text:p>
      <text:p text:style-name="P3">* Use Searchable Names</text:p>
      <text:p text:style-name="P4">Example:</text:p>
      <text:p text:style-name="P2">1.int MAX_CLASSES_PER_STUDENT;</text:p>
      <text:p text:style-name="P2">2.int e;</text:p>
      <text:p text:style-name="P2">Variable name "MAX_CLASSES_PER_STUDENT" is easy to search compared to name "e", because e is the most common letter in english language and likely to show up in every passage of text in every program. Therefore single-letter names can only be used <text:soft-page-break/>as local variables inside short methods.</text:p>
      <text:p text:style-name="P2"/>
      <text:p text:style-name="P2"><text:span text:style-name="T5">* Avoid Encodings</text:span></text:p>
      <text:p text:style-name="P2"><text:s/>If any constant might be seen or used in multiple places in a body of code it is better to give a search-friendy name to it.</text:p>
      <text:p text:style-name="P4">Example:</text:p>
      <text:p text:style-name="P2">1.for (int j=0; j&lt;34; j++) </text:p>
      <text:p text:style-name="P2"><text:s text:c="5"/>{</text:p>
      <text:p text:style-name="P2"><text:s text:c="6"/>s += (t[j]*4)/5;</text:p>
      <text:p text:style-name="P2"><text:s text:c="5"/>}</text:p>
      <text:p text:style-name="P2">2.int realDaysPerIdealDay = 4;</text:p>
      <text:p text:style-name="P2"><text:s/>const int WORK_DAYS_PER_WEEK = 5;</text:p>
      <text:p text:style-name="P2"><text:s/>int sum = 0;</text:p>
      <text:p text:style-name="P2"><text:s text:c="2"/>for (int j=0; j &lt; NUMBER_OF_TASKS; j++) </text:p>
      <text:p text:style-name="P2"><text:s text:c="2"/>{</text:p>
      <text:p text:style-name="P2"><text:s text:c="2"/>int realTaskDays = taskEstimate[j] * realDaysPerIdealDay;</text:p>
      <text:p text:style-name="P2"><text:s text:c="2"/>int realTaskWeeks = (realdays / WORK_DAYS_PER_WEEK);</text:p>
      <text:p text:style-name="P2"><text:s text:c="2"/>sum += realTaskWeeks;</text:p>
      <text:p text:style-name="P2"><text:s text:c="2"/>}</text:p>
      <text:p text:style-name="P2">Example2 is much easier to understand compared to example1 as it reveals intention of program.</text:p>
      <text:p text:style-name="P5">Hungarian Notation :</text:p>
      <text:p text:style-name="P2"><text:s/>Hungarian notation is an identifier naming convention in computer programming, in which the name of a variable or function indicates its intention or kind.</text:p>
      <text:p text:style-name="P2">When names are sufficiently descriptive, the additional type information can be redundant.</text:p>
      <text:p text:style-name="P4">Example:</text:p>
      <text:p text:style-name="P2">firstName is most likely a string. So naming it sFirstName only adds clutter to the code.</text:p>
      <text:p text:style-name="P5">Member Prefixes :</text:p>
      <text:p text:style-name="P2"><text:s/>We dont need them. And we should be using an editing environment that highlights or colorizes members to make them distinct.</text:p>
      <text:p text:style-name="P5">Interfaces and Implementations :</text:p>
      <text:p text:style-name="P2"><text:s/>These are sometimes a special case for encodings. If abstract factory is built for creation of shapes then it will be an interface and will be implemented by a concrete class. The name that is given to this interface can be "ShapeFactory" or "IShapefactory". It is preferable to leave interfaces unadorned. We dont want our users knowing that we are handling them an interface, Therefore the name of the interface best suitable is "ShapeFactory".</text:p>
      <text:p text:style-name="P2"/>
      <text:p text:style-name="P3">* Avoid Mental Mapping</text:p>
      <text:p text:style-name="P2"><text:s/>Readers shouldns just a place holder that the reader must <text:soft-page-break/>mentally map to the actual concept. There can be no worse reason for using the name c than because a and b were already taken.</text:p>
      <text:p text:style-name="P2"/>
      <text:p text:style-name="P3">* Class Names</text:p>
      <text:p text:style-name="P2"><text:s/>Classes and objects should have noun or noun phrase names.</text:p>
      <text:p text:style-name="P4">Example:</text:p>
      <text:p text:style-name="P2">Customer, WikiPage, Account, AddressParser.</text:p>
      <text:p text:style-name="P2"/>
      <text:p text:style-name="P3">* Method Names</text:p>
      <text:p text:style-name="P2"><text:s/>Methods should have verb or verb phrase names.</text:p>
      <text:p text:style-name="P4">Example:</text:p>
      <text:p text:style-name="P2">postPayment, deletePage.</text:p>
      <text:p text:style-name="P2"/>
      <text:p text:style-name="P3">* Don't Be Cute</text:p>
      <text:p text:style-name="P2"><text:s/>If names are too clever, they will be memorable only to people who share the authort use the name whack() to mean kill().</text:p>
      <text:p text:style-name="P2"/>
      <text:p text:style-name="P3">* Pick One Word per Concept</text:p>
      <text:p text:style-name="P2"><text:s/>Pick one word for one abstract concept and stick with it.</text:p>
      <text:p text:style-name="P4">Example:</text:p>
      <text:p text:style-name="P2">1.Its confusing to have a controller and a manager and a driver in the same code base.</text:p>
      <text:p text:style-name="P2"/>
      <text:p text:style-name="P3">* Use Solution Domain Names</text:p>
      <text:p text:style-name="P2"><text:s/>The people who read your code will be programmers. Choosing technical names like computer science (CS) terms, algorithm names, pattern names, math terms,is usually the most appropriate course.</text:p>
      <text:p text:style-name="P2"/>
      <text:p text:style-name="P3">String.java source code:</text:p>
      <text:p text:style-name="P2">1. Clear explanation of the need of each and every variable and method in comments.</text:p>
      <text:p text:style-name="P2">2. Meaningful and understandable names are given for all variables and methods.</text:p>
      <text:p text:style-name="P2">3. Followed all rules of naming convention.</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1-22T12:24:13.893530779</dc:date>
    <meta:editing-duration>PT7M29S</meta:editing-duration>
    <meta:editing-cycles>2</meta:editing-cycles>
    <meta:document-statistic meta:table-count="0" meta:image-count="0" meta:object-count="0" meta:page-count="3" meta:paragraph-count="75" meta:word-count="701" meta:character-count="4342" meta:non-whitespace-character-count="3654"/>
  </office:meta>
</office:document-meta>
</file>